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BuildTable" style:family="table">
      <style:table-properties style:width="17cm" table:align="margins"/>
    </style:style>
    <style:style style:name="BuildTable.A" style:family="table-column">
      <style:table-column-properties style:column-width="4.292cm" style:rel-column-width="16543*"/>
    </style:style>
    <style:style style:name="BuildTable.B" style:family="table-column">
      <style:table-column-properties style:column-width="4.822cm" style:rel-column-width="18590*"/>
    </style:style>
    <style:style style:name="BuildTable.C" style:family="table-column">
      <style:table-column-properties style:column-width="7.886cm" style:rel-column-width="30402*"/>
    </style:style>
    <style:style style:name="BuildTable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BuildTable.C1" style:family="table-cell">
      <style:table-cell-properties fo:padding="0.049cm" fo:border="0.05pt solid #000000" style:writing-mode="page"/>
    </style:style>
    <style:style style:name="BuildTable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uildTable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loext:graphic-properties draw:fill="none"/>
      <style:paragraph-properties fo:margin-left="0.4cm" fo:margin-right="0cm" fo:text-indent="0cm" style:auto-text-indent="false" fo:background-color="transparent" text:number-lines="false" text:line-number="0"/>
      <style:text-properties officeooo:rsid="00092d4b" officeooo:paragraph-rsid="00092d4b"/>
    </style:style>
    <style:style style:name="P2" style:family="paragraph" style:parent-style-name="Table_20_Contents">
      <loext:graphic-properties draw:fill="none"/>
      <style:paragraph-properties fo:margin-left="0.4cm" fo:margin-right="0cm" fo:text-indent="0cm" style:auto-text-indent="false" fo:background-color="transparent" text:number-lines="false" text:line-number="0"/>
      <style:text-properties officeooo:rsid="000d899a" officeooo:paragraph-rsid="000d899a"/>
    </style:style>
    <style:style style:name="P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5pt" fo:font-style="normal" style:text-underline-style="none" fo:font-weight="bold" officeooo:rsid="000785ed" officeooo:paragraph-rsid="000785e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5pt" fo:font-style="normal" style:text-underline-style="none" fo:font-weight="bold" officeooo:rsid="00092d4b" officeooo:paragraph-rsid="00092d4b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dbac8" officeooo:paragraph-rsid="000dbac8"/>
    </style:style>
    <style:style style:name="P6" style:family="paragraph" style:parent-style-name="Table_20_Contents" style:list-style-name="L1">
      <loext:graphic-properties draw:fill="none"/>
      <style:paragraph-properties fo:margin-left="0.7cm" fo:margin-right="0cm" fo:text-align="start" style:justify-single-word="false" fo:text-indent="-0.499cm" style:auto-text-indent="false" fo:background-color="transparent" text:number-lines="false" text:line-number="0">
        <style:tab-stops>
          <style:tab-stop style:position="-0.912cm"/>
          <style:tab-stop style:position="-0.118cm"/>
        </style:tab-stops>
      </style:paragraph-properties>
      <style:text-properties officeooo:paragraph-rsid="000b1282"/>
    </style:style>
    <style:style style:name="P7" style:family="paragraph" style:parent-style-name="Table_20_Contents" style:list-style-name="L1">
      <loext:graphic-properties draw:fill="none"/>
      <style:paragraph-properties fo:margin-left="0.7cm" fo:margin-right="0cm" fo:text-align="start" style:justify-single-word="false" fo:text-indent="-0.499cm" style:auto-text-indent="false" fo:background-color="transparent" text:number-lines="false" text:line-number="0">
        <style:tab-stops>
          <style:tab-stop style:position="-0.912cm"/>
          <style:tab-stop style:position="-0.118cm"/>
        </style:tab-stops>
      </style:paragraph-properties>
      <style:text-properties officeooo:rsid="00092d4b" officeooo:paragraph-rsid="000b1282"/>
    </style:style>
    <style:style style:name="P8" style:family="paragraph" style:parent-style-name="Table_20_Contents" style:list-style-name="L1">
      <loext:graphic-properties draw:fill="none"/>
      <style:paragraph-properties fo:margin-left="0.6cm" fo:margin-right="0cm" fo:text-indent="-0.6cm" style:auto-text-indent="false" fo:background-color="transparent" text:number-lines="false" text:line-number="0">
        <style:tab-stops>
          <style:tab-stop style:position="0.118cm"/>
          <style:tab-stop style:position="1.205cm"/>
        </style:tab-stops>
      </style:paragraph-properties>
      <style:text-properties officeooo:paragraph-rsid="000cc255"/>
    </style:style>
    <style:style style:name="P9" style:family="paragraph" style:parent-style-name="Table_20_Contents" style:list-style-name="L2">
      <loext:graphic-properties draw:fill="none"/>
      <style:paragraph-properties fo:margin-left="0.4cm" fo:margin-right="0cm" fo:text-indent="0cm" style:auto-text-indent="false" fo:background-color="transparent" text:number-lines="false" text:line-number="0">
        <style:tab-stops>
          <style:tab-stop style:position="0.118cm"/>
        </style:tab-stops>
      </style:paragraph-properties>
      <style:text-properties officeooo:rsid="000d899a" officeooo:paragraph-rsid="000d899a"/>
    </style:style>
    <style:style style:name="P10" style:family="paragraph" style:parent-style-name="Table_20_Contents">
      <loext:graphic-properties draw:fill="none"/>
      <style:paragraph-properties fo:margin-left="0.4cm" fo:margin-right="0cm" fo:text-indent="0cm" style:auto-text-indent="false" fo:background-color="transparent" text:number-lines="false" text:line-number="0"/>
      <style:text-properties officeooo:rsid="000d899a" officeooo:paragraph-rsid="000f0b73"/>
    </style:style>
    <style:style style:name="P11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fo:font-style="italic" officeooo:rsid="000dbac8" officeooo:paragraph-rsid="000dbac8" style:font-style-asian="italic" style:font-style-complex="italic"/>
    </style:style>
    <style:style style:name="T1" style:family="text">
      <style:text-properties officeooo:rsid="00092d4b"/>
    </style:style>
    <style:style style:name="T2" style:family="text">
      <style:text-properties officeooo:rsid="000b1282"/>
    </style:style>
    <style:style style:name="T3" style:family="text">
      <style:text-properties officeooo:rsid="000cc255"/>
    </style:style>
    <style:style style:name="T4" style:family="text">
      <style:text-properties officeooo:rsid="000d899a"/>
    </style:style>
    <style:style style:name="T5" style:family="text">
      <style:text-properties officeooo:rsid="000dbac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f0b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BuildTable" table:style-name="BuildTable">
        <table:table-column table:style-name="BuildTable.A"/>
        <table:table-column table:style-name="BuildTable.B"/>
        <table:table-column table:style-name="BuildTable.C"/>
        <table:table-row table:style-name="TableLine94871022715168">
          <table:table-cell table:style-name="BuildTable.A1" office:value-type="string">
            <text:p text:style-name="P3">Problem</text:p>
          </table:table-cell>
          <table:table-cell table:style-name="BuildTable.A1" office:value-type="string">
            <text:p text:style-name="P4">Reason</text:p>
          </table:table-cell>
          <table:table-cell table:style-name="BuildTable.C1" office:value-type="string">
            <text:p text:style-name="P4">Solution</text:p>
          </table:table-cell>
        </table:table-row>
        <table:table-row table:style-name="TableLine94871022858144">
          <table:table-cell table:style-name="BuildTable.A2" office:value-type="string">
            <text:p text:style-name="P1">Un<text:span text:style-name="T7">a</text:span>ble to Build successfully</text:p>
          </table:table-cell>
          <table:table-cell table:style-name="BuildTable.A2" office:value-type="string">
            <text:list xml:id="list4254933684" text:style-name="L1">
              <text:list-item>
                <text:p text:style-name="P7">Android source code contain python2 files</text:p>
              </text:list-item>
              <text:list-item>
                <text:p text:style-name="P6"><text:span text:style-name="T1">Error in </text:span><text:span text:style-name="T2">file "device/generic/goldfish/tools/mk_combined_img.py"</text:span></text:p>
              </text:list-item>
            </text:list>
          </table:table-cell>
          <table:table-cell table:style-name="BuildTable.C2" office:value-type="string">
            <text:list xml:id="list104146345277521" text:continue-list="list4254933684" text:style-name="L1">
              <text:list-item text:start-value="1">
                <text:p text:style-name="P8"><text:span text:style-name="T2">Insatll </text:span><text:span text:style-name="T3">any version of </text:span><text:span text:style-name="T2">py</text:span><text:span text:style-name="T7">t</text:span><text:span text:style-name="T2">hon2 because source code is in python2.</text:span></text:p>
              </text:list-item>
              <text:list-item>
                <text:p text:style-name="P8"><text:span text:style-name="T2">Go to file "device/generic/goldfish/tools/mk_combined_img.py" and change first line "#!/usr/bin/python" to "#!/usr/bin/python</text:span><text:span text:style-name="T3">2</text:span><text:span text:style-name="T2">"</text:span></text:p>
              </text:list-item>
            </text:list>
          </table:table-cell>
        </table:table-row>
        <table:table-row table:style-name="TableLine94871022859616">
          <table:table-cell table:style-name="BuildTable.A2" office:value-type="string">
            <text:p text:style-name="P10"><text:span text:style-name="T7">Unable to build </text:span>Emulator</text:p>
          </table:table-cell>
          <table:table-cell table:style-name="BuildTable.A2" office:value-type="string">
            <text:p text:style-name="P2">While building <text:span text:style-name="T2">"</text:span>lunch<text:span text:style-name="T2">" </text:span>step may missed and didn’t selected device</text:p>
          </table:table-cell>
          <table:table-cell table:style-name="BuildTable.C2" office:value-type="string">
            <text:list xml:id="list3412675515" text:style-name="L2">
              <text:list-header>
                <text:p text:style-name="P9">After cleaning all files that are formed by previous build, always perform <text:span text:style-name="T2">"</text:span>lunch<text:span text:style-name="T2">" </text:span>command, select device and perform make command.</text:p>
              </text:list-header>
            </text:list>
          </table:table-cell>
        </table:table-row>
        <table:table-row table:style-name="TableLine94871022860416">
          <table:table-cell table:style-name="BuildTable.A2" office:value-type="string">
            <text:p text:style-name="P2">Emulator is not running</text:p>
          </table:table-cell>
          <table:table-cell table:style-name="BuildTable.A2" office:value-type="string">
            <text:p text:style-name="P2">Path is not set for environmental <text:span text:style-name="T5">varible </text:span></text:p>
          </table:table-cell>
          <table:table-cell table:style-name="BuildTable.C2" office:value-type="string">
            <text:p text:style-name="P5">To run emulator and setting up environment perform these commands:</text:p>
            <text:p text:style-name="P11">$ source build/envsetup.sh</text:p>
            <text:p text:style-name="P5"><text:span text:style-name="T6">$ lunch &lt;n&gt;</text:span> <text:s text:c="2"/>// n is device number was selected while building source code eg. <text:s/><text:span text:style-name="T6">Lunch 22.</text:span></text:p>
            <text:p text:style-name="P11">$ emulat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1:50:28.848352948</meta:creation-date>
    <dc:date>2021-10-13T10:41:45.444877372</dc:date>
    <meta:editing-duration>PT15M27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1" meta:paragraph-count="17" meta:word-count="120" meta:character-count="831" meta:non-whitespace-character-count="728"/>
  </office:meta>
</office:document-meta>
</file>